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073d7" officeooo:paragraph-rsid="001073d7"/>
    </style:style>
    <style:style style:name="T1" style:family="text">
      <style:text-properties officeooo:rsid="00121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ocument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20:52:24.554000000</meta:creation-date>
    <dc:date>2020-11-19T20:54:00.789000000</dc:date>
    <meta:editing-duration>PT1M37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